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ca4" officeooo:paragraph-rsid="000deca4"/>
    </style:style>
    <style:style style:name="P2" style:family="paragraph" style:parent-style-name="Standard">
      <style:text-properties officeooo:rsid="000deca4" officeooo:paragraph-rsid="000ed17a"/>
    </style:style>
    <style:style style:name="T1" style:family="text">
      <style:text-properties officeooo:rsid="000ed17a"/>
    </style:style>
    <style:style style:name="T2" style:family="text">
      <style:text-properties officeooo:rsid="000fc7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Condição de disputa(ou data race): quando duas ou mais threads tentam modificar um mesmo espaço de memória. Quando duas tentam ler, tá tudo ok! Fora isso, não pode.</text:p>
      <text:p text:style-name="P1"/>
      <text:p text:style-name="P1"><text:s/><text:tab/>Seção crítica: Pedaço do código que quando executa com ele mesmo, dá uma condição de disputa. </text:p>
      <text:p text:style-name="P1"><text:tab/></text:p>
      <text:p text:style-name="P2">Mutex é um semáforo(temos que pegar o recurso antes da seção crítica e soltar depois que termina. Já o monitor já faz isso de forma transparente. Geralmente, damos uma função pra ele e automatiza isso e garante que essa função nunca vai ser chamada em paralelo. È os syncronize em Java, por exemplo. Em js é singlethread, não multithread, assim a gente nunca vai ver data race). Em resumo: <text:s/>se alguém já tiver um lock(um thread), tem que esperar soltar esse lock para um outro thread pegá-lo. O mutex é um semáforo de um lock apenas.</text:p>
      <text:p text:style-name="P2"/>
      <text:p text:style-name="P2"><text:tab/><text:span text:style-name="T1">Exclusão mútua: é essa técnica de usar semáforos para proteger uma seção crítica.</text:span> </text:p>
      <text:p text:style-name="P2"/>
      <text:p text:style-name="P2"><text:tab/><text:span text:style-name="T1">Impasses/Deadlocks: Grupo de tarefas aguardando uma pelas outras. </text:span></text:p>
      <text:p text:style-name="P2"/>
      <text:p text:style-name="P2"><text:tab/><text:span text:style-name="T2">Algoritmo do banqueiro: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span text:style-name="T2">Na cloudflare podemos fazer qualquer servidor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4:55:06.942441967</meta:creation-date>
    <dc:date>2023-11-29T15:54:48.679257239</dc:date>
    <meta:editing-duration>PT27M49S</meta:editing-duration>
    <meta:editing-cycles>1</meta:editing-cycles>
    <meta:document-statistic meta:table-count="0" meta:image-count="0" meta:object-count="0" meta:page-count="1" meta:paragraph-count="8" meta:word-count="170" meta:character-count="1018" meta:non-whitespace-character-count="841"/>
    <meta:generator>LibreOffice/7.3.7.2$Linux_X86_64 LibreOffice_project/30$Build-2</meta:generator>
  </office:meta>
</office:document-meta>
</file>